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2" office:value-type="string" calcext:value-type="string">
            <text:p>Arctic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table:style-name="ce1" office:value-type="string" calcext:value-type="string">
            <text:p>Trait coverage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00-00-00</text:date>, <text:time style:data-style-name="N2" text:time-value="09:56:55.469353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09:56:57.897820446</meta:creation-date>
    <meta:editing-duration>PT7M20S</meta:editing-duration>
    <meta:editing-cycles>2</meta:editing-cycles>
    <meta:generator>LibreOffice/6.0.7.3$Linux_X86_64 LibreOffice_project/00m0$Build-3</meta:generator>
    <dc:date>2022-07-14T10:14:26.072143110</dc:date>
    <meta:document-statistic meta:table-count="1" meta:cell-count="45" meta:object-count="0"/>
  </office:meta>
</office:document-meta>
</file>